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1.65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0-28_09-18-47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0-28_13-26-07_000.jpg</text:p>
          </table:table-cell>
          <table:table-cell table:style-name="ce3" office:value-type="string">
            <text:p>:m 1-2*2 RES / 245 / 『平成日本タブー大全』　溝口敦、山村、一ノ宮、寺澤、鈴木、他 / p.154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28_13-29-03_000.jpg</text:p>
          </table:table-cell>
          <table:table-cell table:style-name="ce3" office:value-type="string">
            <text:p>:PHOTO 記録用 / @自室、机上 / 自然観察 / 定点観測 / イチョウの葉、表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28_13-29-11_000.jpg</text:p>
          </table:table-cell>
          <table:table-cell table:style-name="ce3" office:value-type="string">
            <text:p>:PHOTO 記録用 / @自室、机上 / 自然観察 / 定点観測 / イチョウの葉、裏 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0-28_14-58-39_000.jpg</text:p>
          </table:table-cell>
          <table:table-cell table:style-name="ce3" office:value-type="string">
            <text:p>:m 1-2*3 RES / 245 / 『相対性理論』　メラー　永田恒夫、伊藤大介、訳 / p.50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10-28_14-59-00_000.jpg</text:p>
          </table:table-cell>
          <table:table-cell table:style-name="ce3" office:value-type="string">
            <text:p>:m 3*3 RES / 245 / 『相対性理論』　メラー　永田恒夫、伊藤大介、訳 / p.50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10-28_15-09-32_000.jpg</text:p>
          </table:table-cell>
          <table:table-cell table:style-name="ce3" office:value-type="string">
            <text:p>:m 食べた物　間食 / 切干、ひじき　魚 / みかん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10-28_16-07-28_000.png</text:p>
          </table:table-cell>
          <table:table-cell table:style-name="ce3" office:value-type="string">
            <text:p>:m 読みたい本 / 『「反戦・脱原発リベラル」はなぜ敗北するのか』 / 著者=浅羽通明</text:p>
          </table:table-cell>
          <table:table-cell table:number-columns-repeated="3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8-10-28_17-28-39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8-10-28_18-43-19_000.jpg</text:p>
          </table:table-cell>
          <table:table-cell table:style-name="ce3" office:value-type="string">
            <text:p>:m music / log / kb / s.1:TR-18,fingering</text:p>
          </table:table-cell>
          <table:table-cell table:number-columns-repeated="3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8-10-28_22-10-18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8-10-28_23-46-34_000.jpg</text:p>
          </table:table-cell>
          <table:table-cell table:style-name="ce3"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8-10-29_05-15-35_000.png</text:p>
          </table:table-cell>
          <table:table-cell table:style-name="ce3" office:value-type="string">
            <text:p>:m 読みたい本 / 『原発再稼働の深い闇』 / 著者=一ノ宮、小出、鈴木、広瀬、他</text:p>
          </table:table-cell>
          <table:table-cell table:number-columns-repeated="3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2018-10-29_05-15-35_001.png</text:p>
          </table:table-cell>
          <table:table-cell table:style-name="ce3" office:value-type="string">
            <text:p>:m 読みたい本 / 『溶けていく暴力団』 / 著者=溝口敦</text:p>
          </table:table-cell>
          <table:table-cell table:number-columns-repeated="3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8-10-29_09-30-56_000.png</text:p>
          </table:table-cell>
          <table:table-cell table:style-name="ce3" office:value-type="string">
            <text:p>:m :PHOTO 起きた時刻 / 20181029</text:p>
          </table:table-cell>
          <table:table-cell table:number-columns-repeated="3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2018-10-29_09-43-44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7">
          <table:table-cell table:number-columns-repeated="6"/>
        </table:table-row>
        <table:table-row table:style-name="ro7">
          <table:table-cell table:number-columns-repeated="2"/>
          <table:table-cell table:style-name="ce3"/>
          <table:table-cell table:number-columns-repeated="3"/>
        </table:table-row>
        <table:table-row table:style-name="ro7" table:number-rows-repeated="29">
          <table:table-cell table:number-columns-repeated="6"/>
        </table:table-row>
        <table:table-row table:style-name="ro7" table:number-rows-repeated="8">
          <table:table-cell table:number-columns-repeated="2"/>
          <table:table-cell table:style-name="ce3"/>
          <table:table-cell table:number-columns-repeated="3"/>
        </table:table-row>
        <table:table-row table:style-name="ro7" table:number-rows-repeated="4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ce3"/>
          <table:table-cell table:number-columns-repeated="3"/>
        </table:table-row>
        <table:table-row table:style-name="ro7" table:number-rows-repeated="9">
          <table:table-cell table:number-columns-repeated="6"/>
        </table:table-row>
        <table:table-row table:style-name="ro7" table:number-rows-repeated="6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7" table:number-rows-repeated="7">
          <table:table-cell table:number-columns-repeated="2"/>
          <table:table-cell table:style-name="ce3"/>
          <table:table-cell/>
          <table:table-cell table:style-name="Default" table:number-columns-repeated="2"/>
        </table:table-row>
        <table:table-row table:style-name="ro7" table:number-rows-repeated="16">
          <table:table-cell table:number-columns-repeated="4"/>
          <table:table-cell table:style-name="Default" table:number-columns-repeated="2"/>
        </table:table-row>
        <table:table-row table:style-name="ro7" table:number-rows-repeated="7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" office:value-type="float" office:value="16">
            <text:p>16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" office:value-type="float" office:value="17">
            <text:p>17</text:p>
          </table:table-cell>
          <table:table-cell/>
          <table:table-cell table:style-name="Default" table:number-columns-repeated="2"/>
        </table:table-row>
        <table:table-row table:style-name="ro7" table:number-rows-repeated="3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7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7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7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7])" office:value-type="float" office:value="16">
            <text:p>16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7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7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7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2018/10/29</text:date>, <text:time>10:1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29T10:18:52.96</dc:date>
    <dc:creator>iwabuchi ken</dc:creator>
    <meta:editing-duration>P5DT11H30M45S</meta:editing-duration>
    <meta:editing-cycles>1913</meta:editing-cycles>
    <meta:document-statistic meta:table-count="1" meta:cell-count="70" meta:object-count="0"/>
  </office:meta>
</office:document-meta>
</file>